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d5dc"/>
    </style:style>
    <style:style style:name="P2" style:family="paragraph" style:parent-style-name="Standard">
      <style:text-properties fo:font-size="18pt" fo:language="es" fo:country="CO" officeooo:paragraph-rsid="001bd5dc" style:font-size-asian="18pt" style:font-size-complex="18pt"/>
    </style:style>
    <style:style style:name="P3" style:family="paragraph" style:parent-style-name="Standard">
      <style:text-properties fo:language="es" fo:country="ES" officeooo:paragraph-rsid="001bd5dc"/>
    </style:style>
    <style:style style:name="P4" style:family="paragraph" style:parent-style-name="Standard">
      <style:paragraph-properties fo:margin-left="0in" fo:margin-right="0in" fo:text-indent="0.4917in" style:auto-text-indent="false"/>
      <style:text-properties fo:language="es" fo:country="ES" officeooo:paragraph-rsid="001bd5dc"/>
    </style:style>
    <style:style style:name="P5" style:family="paragraph" style:parent-style-name="Standard">
      <style:paragraph-properties fo:margin-left="0in" fo:margin-right="0in" fo:text-indent="0.5in" style:auto-text-indent="false"/>
      <style:text-properties fo:language="es" fo:country="ES" officeooo:paragraph-rsid="001bd5dc"/>
    </style:style>
    <style:style style:name="P6" style:family="paragraph" style:parent-style-name="Standard">
      <style:paragraph-properties fo:margin-left="0in" fo:margin-right="0in" fo:text-indent="0in" style:auto-text-indent="false"/>
      <style:text-properties fo:language="es" fo:country="ES" officeooo:paragraph-rsid="001bd5dc"/>
    </style:style>
    <style:style style:name="P7" style:family="paragraph" style:parent-style-name="Standard">
      <style:paragraph-properties fo:margin-left="0in" fo:margin-right="0in" fo:text-indent="0.5in" style:auto-text-indent="false"/>
      <style:text-properties fo:language="es" fo:country="ES" fo:font-style="normal" officeooo:rsid="001bd5dc" officeooo:paragraph-rsid="001bd5dc" style:font-style-asian="normal" style:font-style-complex="normal"/>
    </style:style>
    <style:style style:name="P8" style:family="paragraph" style:parent-style-name="Standard">
      <style:paragraph-properties fo:margin-left="0in" fo:margin-right="0in" fo:text-indent="0.5in" style:auto-text-indent="false"/>
      <style:text-properties fo:language="es" fo:country="ES" fo:font-style="normal" officeooo:rsid="001bd5dc" officeooo:paragraph-rsid="001df555" style:font-style-asian="normal" style:font-style-complex="normal"/>
    </style:style>
    <style:style style:name="P9" style:family="paragraph" style:parent-style-name="Standard">
      <style:paragraph-properties fo:margin-left="0in" fo:margin-right="0in" fo:text-indent="0.4917in" style:auto-text-indent="false"/>
      <style:text-properties fo:language="es" fo:country="ES" officeooo:paragraph-rsid="001df555"/>
    </style:style>
    <style:style style:name="P10" style:family="paragraph" style:parent-style-name="Standard">
      <style:text-properties fo:language="es" fo:country="ES" officeooo:paragraph-rsid="001df555"/>
    </style:style>
    <style:style style:name="P11" style:family="paragraph" style:parent-style-name="Standard">
      <style:paragraph-properties fo:margin-left="0in" fo:margin-right="0in" fo:text-indent="0.5in" style:auto-text-indent="false"/>
      <style:text-properties fo:language="es" fo:country="ES" officeooo:paragraph-rsid="001fcaa0"/>
    </style:style>
    <style:style style:name="P12" style:family="paragraph" style:parent-style-name="Standard">
      <style:paragraph-properties fo:margin-left="0in" fo:margin-right="0in" fo:text-indent="0.5in" style:auto-text-indent="false"/>
      <style:text-properties fo:language="es" fo:country="ES" fo:font-style="italic" officeooo:rsid="001bd5dc" officeooo:paragraph-rsid="001bd5dc" style:font-style-asian="italic" style:font-style-complex="italic"/>
    </style:style>
    <style:style style:name="P13" style:family="paragraph" style:parent-style-name="Footnote">
      <style:text-properties fo:language="es" fo:country="ES"/>
    </style:style>
    <style:style style:name="P14" style:family="paragraph" style:parent-style-name="Standard">
      <style:text-properties fo:language="es" fo:country="CO" officeooo:paragraph-rsid="001bd5dc"/>
    </style:style>
    <style:style style:name="P15" style:family="paragraph" style:parent-style-name="Standard">
      <style:paragraph-properties fo:margin-left="0in" fo:margin-right="0in" fo:text-indent="0.5in" style:auto-text-indent="false"/>
      <style:text-properties fo:language="es" fo:country="CO" officeooo:paragraph-rsid="001bd5dc"/>
    </style:style>
    <style:style style:name="P16" style:family="paragraph" style:parent-style-name="Standard">
      <style:paragraph-properties fo:margin-left="0in" fo:margin-right="0in" fo:text-indent="0.4917in" style:auto-text-indent="false"/>
      <style:text-properties fo:language="es" fo:country="CO" officeooo:paragraph-rsid="001bd5dc"/>
    </style:style>
    <style:style style:name="P17" style:family="paragraph" style:parent-style-name="Standard">
      <style:paragraph-properties fo:margin-left="0in" fo:margin-right="0in" fo:text-indent="0.5in" style:auto-text-indent="false"/>
      <style:text-properties fo:language="es" fo:country="CO" officeooo:paragraph-rsid="001df555"/>
    </style:style>
    <style:style style:name="P18" style:family="paragraph" style:parent-style-name="Standard">
      <style:paragraph-properties fo:margin-left="0in" fo:margin-right="0in" fo:text-indent="0.4917in" style:auto-text-indent="false"/>
      <style:text-properties fo:language="es" fo:country="CO" officeooo:paragraph-rsid="001df555"/>
    </style:style>
    <style:style style:name="P19" style:family="paragraph" style:parent-style-name="Standard">
      <style:paragraph-properties fo:margin-left="0in" fo:margin-right="0in" fo:text-indent="-0.3752in" style:auto-text-indent="false"/>
      <style:text-properties officeooo:paragraph-rsid="001bd5dc"/>
    </style:style>
    <style:style style:name="P20" style:family="paragraph" style:parent-style-name="Standard" style:master-page-name="">
      <loext:graphic-properties draw:fill="none"/>
      <style:paragraph-properties fo:margin-left="0in" fo:margin-right="0in" fo:text-indent="-0.3752in" style:auto-text-indent="false" style:page-number="auto" fo:background-color="transparent"/>
      <style:text-properties officeooo:paragraph-rsid="001bd5dc"/>
    </style:style>
    <style:style style:name="P21" style:family="paragraph" style:parent-style-name="Standard">
      <style:text-properties officeooo:paragraph-rsid="001bd5dc"/>
    </style:style>
    <style:style style:name="P22" style:family="paragraph" style:parent-style-name="Standard">
      <style:paragraph-properties fo:margin-left="0in" fo:margin-right="0in" fo:text-indent="0.5in" style:auto-text-indent="false"/>
      <style:text-properties officeooo:paragraph-rsid="001bd5dc"/>
    </style:style>
    <style:style style:name="P23" style:family="paragraph" style:parent-style-name="Standard">
      <style:paragraph-properties fo:margin-left="0in" fo:margin-right="0in" fo:text-indent="0.4917in" style:auto-text-indent="false"/>
      <style:text-properties officeooo:paragraph-rsid="001bd5dc"/>
    </style:style>
    <style:style style:name="P24" style:family="paragraph" style:parent-style-name="Standard">
      <style:paragraph-properties fo:margin-left="0in" fo:margin-right="0in" fo:text-indent="0in" style:auto-text-indent="false"/>
      <style:text-properties officeooo:paragraph-rsid="001bd5dc"/>
    </style:style>
    <style:style style:name="P25" style:family="paragraph" style:parent-style-name="Standard" style:master-page-name="">
      <loext:graphic-properties draw:fill="none"/>
      <style:paragraph-properties fo:margin-left="0in" fo:margin-right="0in" fo:text-indent="-0.4366in" style:auto-text-indent="false" style:page-number="auto" fo:background-color="transparent"/>
      <style:text-properties officeooo:paragraph-rsid="001bd5dc"/>
    </style:style>
    <style:style style:name="P26" style:family="paragraph" style:parent-style-name="Standard">
      <style:paragraph-properties fo:text-align="center" style:justify-single-word="false"/>
      <style:text-properties fo:font-size="12pt" officeooo:rsid="001bd5dc" officeooo:paragraph-rsid="001bd5dc" style:font-size-asian="10.5pt" style:font-size-complex="12pt"/>
    </style:style>
    <style:style style:name="P27" style:family="paragraph" style:parent-style-name="Standard">
      <style:paragraph-properties fo:text-align="center" style:justify-single-word="false"/>
      <style:text-properties fo:font-size="12pt" fo:language="es" fo:country="ES" officeooo:rsid="001bd5dc" officeooo:paragraph-rsid="001bd5dc" style:font-size-asian="12pt" style:font-size-complex="12pt"/>
    </style:style>
    <style:style style:name="P28" style:family="paragraph" style:parent-style-name="Standard">
      <style:paragraph-properties fo:margin-left="0in" fo:margin-right="0in" fo:text-indent="0in" style:auto-text-indent="false"/>
      <style:text-properties fo:font-size="12pt" fo:language="es" fo:country="CO" officeooo:rsid="001bd5dc" officeooo:paragraph-rsid="001bd5dc" style:font-size-asian="12pt" style:font-size-complex="12pt"/>
    </style:style>
    <style:style style:name="P29" style:family="paragraph" style:parent-style-name="Standard">
      <style:paragraph-properties fo:margin-left="0in" fo:margin-right="0in" fo:text-indent="0.4917in" style:auto-text-indent="false"/>
      <style:text-properties fo:font-size="12pt" fo:language="es" fo:country="CO" officeooo:rsid="001bd5dc" officeooo:paragraph-rsid="001bd5dc" style:font-size-asian="12pt" style:font-size-complex="12pt"/>
    </style:style>
    <style:style style:name="P30" style:family="paragraph" style:parent-style-name="Standard">
      <style:paragraph-properties fo:margin-left="0in" fo:margin-right="0in" fo:text-indent="0in" style:auto-text-indent="false"/>
      <style:text-properties fo:font-size="12pt" fo:language="es" fo:country="CO" style:text-underline-style="none" officeooo:rsid="0029d483" officeooo:paragraph-rsid="0029d483" style:font-size-asian="12pt" style:font-size-complex="12pt"/>
    </style:style>
    <style:style style:name="P31" style:family="paragraph" style:parent-style-name="Standard">
      <style:paragraph-properties fo:text-align="center" style:justify-single-word="false"/>
      <style:text-properties fo:font-size="12pt" officeooo:paragraph-rsid="001bd5dc" style:font-size-asian="12pt" style:font-size-complex="12pt"/>
    </style:style>
    <style:style style:name="P32" style:family="paragraph" style:parent-style-name="Standard">
      <style:paragraph-properties fo:text-align="center" style:justify-single-word="false"/>
      <style:text-properties fo:font-size="12pt" officeooo:rsid="00279e50" officeooo:paragraph-rsid="00279e50" style:font-size-asian="12pt" style:font-size-complex="12pt"/>
    </style:style>
    <style:style style:name="P33" style:family="paragraph" style:parent-style-name="Standard">
      <style:paragraph-properties fo:margin-left="0in" fo:margin-right="0in" fo:text-indent="0in" style:auto-text-indent="false"/>
      <style:text-properties officeooo:rsid="001ced7a" officeooo:paragraph-rsid="001ced7a"/>
    </style:style>
    <style:style style:name="P34" style:family="paragraph" style:parent-style-name="Standard">
      <style:paragraph-properties fo:margin-left="0in" fo:margin-right="0in" fo:text-indent="0.5in" style:auto-text-indent="false"/>
      <style:text-properties officeooo:paragraph-rsid="001ced7a"/>
    </style:style>
    <style:style style:name="P35" style:family="paragraph" style:parent-style-name="Standard">
      <style:paragraph-properties fo:margin-left="0in" fo:margin-right="0in" fo:text-indent="0.4917in" style:auto-text-indent="false"/>
      <style:text-properties officeooo:paragraph-rsid="001ced7a"/>
    </style:style>
    <style:style style:name="P36" style:family="paragraph" style:parent-style-name="Standard">
      <style:paragraph-properties fo:margin-left="0in" fo:margin-right="0in" fo:text-indent="0.5in" style:auto-text-indent="false"/>
      <style:text-properties officeooo:paragraph-rsid="001db2a6"/>
    </style:style>
    <style:style style:name="P37" style:family="paragraph" style:parent-style-name="Standard">
      <style:paragraph-properties fo:margin-left="0in" fo:margin-right="0in" fo:text-indent="0.4917in" style:auto-text-indent="false"/>
      <style:text-properties officeooo:rsid="001db2a6" officeooo:paragraph-rsid="001db2a6"/>
    </style:style>
    <style:style style:name="P38" style:family="paragraph" style:parent-style-name="Standard">
      <style:paragraph-properties fo:margin-left="0in" fo:margin-right="0in" fo:text-indent="0.5in" style:auto-text-indent="false"/>
      <style:text-properties officeooo:paragraph-rsid="001df555"/>
    </style:style>
    <style:style style:name="P39" style:family="paragraph" style:parent-style-name="Standard">
      <style:paragraph-properties fo:margin-left="0in" fo:margin-right="0in" fo:text-indent="0.4917in" style:auto-text-indent="false"/>
      <style:text-properties officeooo:paragraph-rsid="001df555"/>
    </style:style>
    <style:style style:name="P40" style:family="paragraph" style:parent-style-name="Standard">
      <style:paragraph-properties fo:margin-left="0in" fo:margin-right="0in" fo:text-indent="0.5in" style:auto-text-indent="false"/>
      <style:text-properties officeooo:paragraph-rsid="001fcaa0"/>
    </style:style>
    <style:style style:name="P41" style:family="paragraph" style:parent-style-name="Standard">
      <style:text-properties officeooo:paragraph-rsid="0026f147"/>
    </style:style>
    <style:style style:name="P42" style:family="paragraph" style:parent-style-name="Standard">
      <style:paragraph-properties fo:margin-left="0in" fo:margin-right="0in" fo:text-indent="-0.3752in" style:auto-text-indent="false"/>
      <style:text-properties officeooo:paragraph-rsid="0029bb10"/>
    </style:style>
    <style:style style:name="P43" style:family="paragraph" style:parent-style-name="Standard">
      <style:paragraph-properties fo:margin-left="0in" fo:margin-right="0in" fo:text-indent="0.5in" style:auto-text-indent="false"/>
      <style:text-properties officeooo:rsid="001df555" officeooo:paragraph-rsid="002c1086"/>
    </style:style>
    <style:style style:name="P44" style:family="paragraph" style:parent-style-name="Standard">
      <style:paragraph-properties fo:text-align="center" style:justify-single-word="false" fo:break-before="page"/>
      <style:text-properties fo:font-size="12pt" officeooo:paragraph-rsid="002ccf99" style:font-size-asian="12pt" style:font-size-complex="12pt"/>
    </style:style>
    <style:style style:name="T1" style:family="text">
      <style:text-properties fo:language="es" fo:country="CO"/>
    </style:style>
    <style:style style:name="T2" style:family="text">
      <style:text-properties fo:language="es" fo:country="CO" fo:font-style="italic" style:font-style-asian="italic"/>
    </style:style>
    <style:style style:name="T3" style:family="text">
      <style:text-properties fo:language="es" fo:country="CO" fo:font-style="italic" officeooo:rsid="001df555" style:font-style-asian="italic" style:font-style-complex="italic"/>
    </style:style>
    <style:style style:name="T4" style:family="text">
      <style:text-properties fo:language="es" fo:country="CO" officeooo:rsid="001ced7a"/>
    </style:style>
    <style:style style:name="T5" style:family="text">
      <style:text-properties fo:language="es" fo:country="CO" officeooo:rsid="001db2a6"/>
    </style:style>
    <style:style style:name="T6" style:family="text">
      <style:text-properties fo:language="es" fo:country="CO" officeooo:rsid="001df555"/>
    </style:style>
    <style:style style:name="T7" style:family="text">
      <style:text-properties fo:language="es" fo:country="CO" officeooo:rsid="001fcaa0"/>
    </style:style>
    <style:style style:name="T8" style:family="text">
      <style:text-properties fo:language="es" fo:country="CO" officeooo:rsid="00239c3b"/>
    </style:style>
    <style:style style:name="T9" style:family="text">
      <style:text-properties fo:language="es" fo:country="CO" officeooo:rsid="002539b7"/>
    </style:style>
    <style:style style:name="T10" style:family="text">
      <style:text-properties fo:language="es" fo:country="CO" officeooo:rsid="0028a696"/>
    </style:style>
    <style:style style:name="T11" style:family="text">
      <style:text-properties fo:language="es" fo:country="CO" officeooo:rsid="0029d483"/>
    </style:style>
    <style:style style:name="T12" style:family="text">
      <style:text-properties fo:language="es" fo:country="CO" officeooo:rsid="002c1086"/>
    </style:style>
    <style:style style:name="T13" style:family="text">
      <style:text-properties fo:language="es" fo:country="ES"/>
    </style:style>
    <style:style style:name="T14" style:family="text">
      <style:text-properties fo:language="es" fo:country="ES" fo:font-style="normal" style:font-style-asian="normal"/>
    </style:style>
    <style:style style:name="T15" style:family="text">
      <style:text-properties fo:language="es" fo:country="ES" fo:font-style="normal" officeooo:rsid="00208f34" style:font-style-asian="normal"/>
    </style:style>
    <style:style style:name="T16" style:family="text">
      <style:text-properties fo:language="es" fo:country="ES" fo:font-style="normal" officeooo:rsid="002ccf99" style:font-style-asian="normal"/>
    </style:style>
    <style:style style:name="T17" style:family="text">
      <style:text-properties fo:language="es" fo:country="ES" fo:font-style="italic" style:font-style-asian="italic"/>
    </style:style>
    <style:style style:name="T18" style:family="text">
      <style:text-properties fo:language="es" fo:country="ES" fo:font-style="italic" style:font-style-asian="italic" style:font-style-complex="italic"/>
    </style:style>
    <style:style style:name="T19" style:family="text">
      <style:text-properties fo:language="es" fo:country="ES" officeooo:rsid="001bd5dc"/>
    </style:style>
    <style:style style:name="T20" style:family="text">
      <style:text-properties fo:language="es" fo:country="ES" officeooo:rsid="001ced7a"/>
    </style:style>
    <style:style style:name="T21" style:family="text">
      <style:text-properties fo:language="es" fo:country="ES" officeooo:rsid="001d9493"/>
    </style:style>
    <style:style style:name="T22" style:family="text">
      <style:text-properties fo:language="es" fo:country="ES" officeooo:rsid="001df555"/>
    </style:style>
    <style:style style:name="T23" style:family="text">
      <style:text-properties fo:language="es" fo:country="ES" officeooo:rsid="00222739"/>
    </style:style>
    <style:style style:name="T24" style:family="text">
      <style:text-properties fo:language="es" fo:country="ES" officeooo:rsid="0028a696"/>
    </style:style>
    <style:style style:name="T25" style:family="text">
      <style:text-properties fo:language="es" fo:country="ES" officeooo:rsid="0029bb10"/>
    </style:style>
    <style:style style:name="T26" style:family="text">
      <style:text-properties fo:language="es" fo:country="ES" officeooo:rsid="002c1086"/>
    </style:style>
    <style:style style:name="T27" style:family="text">
      <style:text-properties fo:language="es" fo:country="ES" officeooo:rsid="002ccf99"/>
    </style:style>
    <style:style style:name="T28" style:family="text">
      <style:text-properties officeooo:rsid="001bd5dc"/>
    </style:style>
    <style:style style:name="T29" style:family="text">
      <style:text-properties fo:font-size="12pt" fo:language="es" fo:country="CO" style:font-size-asian="12pt" style:font-size-complex="12pt"/>
    </style:style>
    <style:style style:name="T30" style:family="text">
      <style:text-properties fo:font-size="12pt" fo:language="es" fo:country="CO" officeooo:rsid="001bd5dc" style:font-size-asian="12pt" style:font-size-complex="12pt"/>
    </style:style>
    <style:style style:name="T31" style:family="text">
      <style:text-properties fo:font-style="italic" style:font-style-asian="italic" style:font-style-complex="italic"/>
    </style:style>
    <style:style style:name="T32" style:family="text">
      <style:text-properties fo:font-style="italic" officeooo:rsid="001bd5dc" style:font-style-asian="italic" style:font-style-complex="italic"/>
    </style:style>
    <style:style style:name="T33" style:family="text">
      <style:text-properties fo:font-style="italic" officeooo:rsid="001fcaa0" style:font-style-asian="italic" style:font-style-complex="italic"/>
    </style:style>
    <style:style style:name="T34" style:family="text">
      <style:text-properties officeooo:rsid="001ced7a"/>
    </style:style>
    <style:style style:name="T35" style:family="text">
      <style:text-properties officeooo:rsid="001db2a6"/>
    </style:style>
    <style:style style:name="T36" style:family="text">
      <style:text-properties officeooo:rsid="001df555"/>
    </style:style>
    <style:style style:name="T37" style:family="text">
      <style:text-properties officeooo:rsid="002264c3"/>
    </style:style>
    <style:style style:name="T38" style:family="text">
      <style:text-properties officeooo:rsid="00239c3b"/>
    </style:style>
    <style:style style:name="T39" style:family="text">
      <style:text-properties officeooo:rsid="0026f147"/>
    </style:style>
    <style:style style:name="T40" style:family="text">
      <style:text-properties officeooo:rsid="00279e50"/>
    </style:style>
    <style:style style:name="T41" style:family="text">
      <style:text-properties officeooo:rsid="002ad2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Naboa, ojo del jaguar, tercer nivel debajo la tierra, malo</text:p>
      <text:p text:style-name="P26"><text:span text:style-name="T16">[</text:span><text:span text:style-name="T14">Ends with </text:span><text:span text:style-name="T15">SeykunEtc.</text:span><text:span text:style-name="T14"> telling the story of Orfeo to Kasindukua or Naboa?</text:span><text:span text:style-name="T16">]</text:span></text:p>
      <text:p text:style-name="P31"><text:span text:style-name="T19">[</text:span><text:span text:style-name="T27">Pre-Orfeo</text:span><text:span text:style-name="T19">]</text:span></text:p>
      <text:p text:style-name="P32"><text:span text:style-name="T19">[</text:span><text:span text:style-name="T13">zumbido de la avispa </text:span><text:span text:style-name="T18">kiluinsa</text:span><text:span text:style-name="T13"> en el oido]</text:span></text:p>
      <text:p text:style-name="P27"/>
      <text:p text:style-name="P1"><text:span text:style-name="T13">3. El auge de lo ausente</text:span><text:span text:style-name="Footnote_20_Symbol"><text:span text:style-name="T13"><text:note text:id="ftn1" text:note-class="footnote"><text:note-citation>1</text:note-citation><text:note-body><text:p text:style-name="P13"><text:s/>Donde existe más que una versión del mito los fragmentos están presentados como fragmento “a,” “b,” etc. en orden de su prominencia en los códices.</text:p></text:note-body></text:note></text:span></text:span></text:p>
      <text:p text:style-name="P3"/>
      <text:p text:style-name="P42"><text:span text:style-name="T17">a</text:span><text:span text:style-name="T13"><text:tab/>Había ya trece soles. El décimo tercero sol brillaba bien. </text:span><text:span text:style-name="T19">Los doce soles anteriores brillaban apenas como una brasa medio-apagado; amanecia en algunas veredas pero en otras no. </text:span><text:span text:style-name="T23">Es como </text:span><text:span text:style-name="T25">si </text:span><text:span text:style-name="T24">fuera</text:span><text:span text:style-name="T23"> </text:span><text:span text:style-name="T25">a </text:span><text:span text:style-name="T23">salir </text:span><text:span text:style-name="T24">el</text:span><text:span text:style-name="T23"> sol </text:span><text:span text:style-name="T24">a</text:span><text:span text:style-name="T23"> alumbra</text:span><text:span text:style-name="T24">r</text:span><text:span text:style-name="T23"> a Macahochucua, Yechiuin y Canchucuila;</text:span><text:span text:style-name="T19"> pero </text:span><text:span text:style-name="T23">a</text:span><text:span text:style-name="T19"> </text:span><text:span text:style-name="T23">Vicentamegua, Arumaque y Cuchilla de Yanna no</text:span><text:span text:style-name="T13">. </text:span><text:span text:style-name="T25">Cosa insolita que arreglaron </text:span><text:span text:style-name="T26">los dioses </text:span><text:span text:style-name="T25">con el décimo tercero sol que </text:span><text:span text:style-name="T23">a</text:span><text:span text:style-name="T13">manecía en todos lados </text:span><text:span text:style-name="T25">dando</text:span><text:span text:style-name="T13"> su calor total y no a medias como los media-soles de antes. Hasta entonces sólo había las cosas que estaban presentes. No existían todavía las sombras, las ausencias de las cosas.</text:span></text:p>
      <text:p text:style-name="P21"><text:span text:style-name="T13"><text:tab/>Dijeron entonces: “Eso no está bien que solo hayan las cosas que se ven y que est</text:span><text:span text:style-name="T23">e</text:span><text:span text:style-name="T13">n allí; también deben estar las cosas que no están, siendo estas las que están ausentes, la ausencia de las cosas que están presentes. <text:s/>Ahora tenemos el sol entero. <text:s/>Antes el sol levantaba y calentaba a medias, daba su luz a medias </text:span><text:span text:style-name="T19">como brasa medio-apagado</text:span><text:span text:style-name="T13">. <text:s/>Se paraba en el cielo y no parecía sol. <text:s/>Parecía una olla o un macetero para moler cacao. <text:s/>Pero un sol entero caliente todo, da su luz a todo, y no sólo a la mitad de las cosas. <text:s/>Da luz a la presencia de las cosas y también a su ausencia.”</text:span></text:p>
      <text:p text:style-name="P3"><text:tab/>Entonces aparecieron las cosas que no estaban, siendo estas las ausencias de las cosas que estaban. <text:s/>El sol cayó sobre los valles y montanas y también sobre sus ausencias. <text:s/>Los hombres lo vislumbraban <text:span text:style-name="T39">[divisaban] </text:span>todo, todo, todo. <text:s/>Donde caía un rayo del sol caían también las miradas de los hombres. <text:s/>Sus miradas llegaron a todos los valles y ríos, hasta los picos nevados de los volcanes—y también sobre las ausencias de éstos.</text:p>
      <text:p text:style-name="P3"><text:tab/>“Vislumbran mucho,” dijeron entonces los dioses, “Esto no está bien que su mirada alcanza al fondo de todos los valles y todos los ríos y hasta los nevados como si fueran iguales a nosotros”.</text:p>
      <text:p text:style-name="P21"><text:span text:style-name="T13"><text:tab/>Cayó entonces la mano de los dioses sobre los ojos de los hombres, velando sus ojos de las ausencias de los valles y ríos y picos nevados. <text:s/>Salió entonces Naboa, jaguar ojo (tercer nivel debajo la tierra—</text:span><text:span text:style-name="T17">¡malo!</text:span><text:span text:style-name="T13">) velando que las miradas de los hombres no llegaran más allá del árbol o del monte que las tapaba. <text:s/>Se acercó a donde los hombres estaban reunidos alrededor de sus fogatas. <text:s/>Velaba que sus cuentos no llagaran más allá que su comienzo y su final. <text:s/>Se recostó en el sombrío de las llamas entonces. <text:s/>Allí permanece dormido. <text:s/>Cada vez que alguien empieza a vislumbrar demasiado, a contar más allá del final de su cuento, se despierta, el ojo del jaguar abre, devora todo.</text:span></text:p>
      <text:p text:style-name="P3"/>
      <text:p text:style-name="P19"><text:span text:style-name="T17">b<text:tab/></text:span><text:span text:style-name="T13">Salióse el jaguar en un claro de la selva. <text:s/>Sólo había eso. <text:s/>Pero los hombres, afligidos con su manía de querer saber qué pasó y qué pasó después y de al final qué pasó, no vieron eso. <text:s/></text:span><text:span text:style-name="T1">En las arrugas del pellejo de la escápula del jaguar vieron labios que dijeron:</text:span></text:p>
      <text:p text:style-name="P14"/>
      <text:p text:style-name="P15">el buho</text:p>
      <text:p text:style-name="P15"/>
      <text:p text:style-name="P15"><text:tab/><text:tab/>los hongos</text:p>
      <text:p text:style-name="P15"/>
      <text:p text:style-name="P15"><text:tab/><text:tab/><text:tab/><text:tab/>los escarabajos</text:p>
      <text:p text:style-name="P15"/>
      <text:p text:style-name="P15"><text:tab/><text:tab/><text:tab/><text:tab/><text:tab/><text:tab/><text:tab/><text:tab/>la obsidiana</text:p>
      <text:p text:style-name="P15"/>
      <text:p text:style-name="P22"><text:soft-page-break/><text:span text:style-name="T1">Vieron las cosas pero no sus ausencias. “Todavía no existen ni las orquídeas ni la arena ni los tucanes ni las ranas venenosas,” dijeron. <text:s/>El pellejo de la escápula del jaguar se arrugó así no más, pero los hombres vieron en las arrugas unos labios que dijeron:</text:span></text:p>
      <text:p text:style-name="P15"/>
      <text:p text:style-name="P14"><text:tab/>las orquídeas</text:p>
      <text:p text:style-name="P14"/>
      <text:p text:style-name="P14"><text:tab/><text:tab/><text:tab/>la arena</text:p>
      <text:p text:style-name="P14"/>
      <text:p text:style-name="P14"><text:tab/><text:tab/><text:tab/><text:tab/> <text:tab/>los tucanes</text:p>
      <text:p text:style-name="P14"/>
      <text:p text:style-name="P14"><text:tab/><text:tab/><text:tab/><text:tab/><text:tab/><text:tab/><text:tab/><text:tab/>las ranas venenosas</text:p>
      <text:p text:style-name="P14"/>
      <text:p text:style-name="P15">“Todavía no había las otras patas del jaguar. <text:s/>¿Cómo será capaz de pisar el claro?” <text:s/>No entendieron que había las ausencias de las cosas.</text:p>
      <text:p text:style-name="P14"/>
      <text:p text:style-name="P14"><text:tab/>mi otra pata</text:p>
      <text:p text:style-name="P14"/>
      <text:p text:style-name="P14"><text:tab/><text:tab/><text:tab/>mi otra pata</text:p>
      <text:p text:style-name="P14"><text:tab/><text:tab/><text:tab/></text:p>
      <text:p text:style-name="P15"><text:tab/><text:tab/><text:tab/><text:tab/>mi otra pata</text:p>
      <text:p text:style-name="P15"/>
      <text:p text:style-name="P15"><text:tab/><text:tab/><text:tab/><text:tab/><text:tab/><text:tab/><text:tab/>mi cola</text:p>
      <text:p text:style-name="P14"><text:tab/></text:p>
      <text:p text:style-name="P15">“Y ¿nosotros? <text:s/>¿Será que existimos?”</text:p>
      <text:p text:style-name="P14"><text:tab/></text:p>
      <text:p text:style-name="P15">los hombres</text:p>
      <text:p text:style-name="P14"/>
      <text:p text:style-name="P14"><text:tab/><text:tab/><text:tab/>los abuelos</text:p>
      <text:p text:style-name="P14"/>
      <text:p text:style-name="P14"><text:tab/><text:tab/><text:tab/><text:tab/><text:tab/>los niños</text:p>
      <text:p text:style-name="P14"/>
      <text:p text:style-name="P15"><text:tab/><text:tab/><text:tab/><text:tab/><text:tab/><text:tab/><text:tab/>las mujeres</text:p>
      <text:p text:style-name="P15"/>
      <text:p text:style-name="P15">Así nacieron los hombres, abuelos, niños y mujeres. <text:s/>Luego dijeron [los hombres]—cuando ya había quien dijera—que “el cuento no se puede contar y no es de palabras ni de silencio. <text:s/>Hubiera una que otra pata de jaguar pisando el claro y una que otra arruga sobre su escápula que pareciera a un labio que dijera </text:p>
      <text:p text:style-name="P15"/>
      <text:p text:style-name="P15">el buho</text:p>
      <text:p text:style-name="P15"/>
      <text:p text:style-name="P15"><text:tab/><text:tab/>los hongos</text:p>
      <text:p text:style-name="P15"/>
      <text:p text:style-name="P15"><text:tab/><text:tab/><text:tab/><text:tab/>los escarabajos</text:p>
      <text:p text:style-name="P15"/>
      <text:p text:style-name="P14"><text:tab/><text:tab/><text:tab/><text:tab/><text:tab/><text:tab/><text:tab/><text:tab/>la obsidiana</text:p>
      <text:p text:style-name="P15"/>
      <text:p text:style-name="P16">“Pero en realidad solo había las arrugas del pellejo de la escápula de la pata del jaguar pisando el claro, más no unos labios.</text:p>
      <text:p text:style-name="P23"><text:soft-page-break/><text:span text:style-name="T1">“</text:span><text:span text:style-name="T13">Pero los hombres, afligidos con su manía de querer saber qué pasó y qué pasó después y de al final qué pasó, no vieron eso. <text:s/></text:span><text:span text:style-name="T1">Asomaron todos hasta donde la escápula del jaguar arrugaba como si fueran unos labios y le preguntaron:</text:span></text:p>
      <text:p text:style-name="P15">“‘¿Qué más?’</text:p>
      <text:p text:style-name="P15">“‘Y ¿qué hay?’</text:p>
      <text:p text:style-name="P15">“‘Y ¿qué hay de nuevo?’</text:p>
      <text:p text:style-name="P15">“Y el pellejo de la escápula del jaguar arrugó como unos labios que respondieran” [dijeron los hombres]:</text:p>
      <text:p text:style-name="P15"/>
      <text:p text:style-name="P14">el maíz rojo</text:p>
      <text:p text:style-name="P14"/>
      <text:p text:style-name="P14"><text:tab/><text:tab/><text:tab/>el maíz negro</text:p>
      <text:p text:style-name="P14"/>
      <text:p text:style-name="P14"><text:tab/><text:tab/><text:tab/><text:tab/><text:tab/><text:tab/><text:tab/>la corteza</text:p>
      <text:p text:style-name="P15"><text:tab/></text:p>
      <text:p text:style-name="P15"><text:tab/><text:tab/><text:tab/><text:tab/><text:tab/><text:tab/><text:tab/><text:tab/><text:tab/>la coca</text:p>
      <text:p text:style-name="P14"/>
      <text:p text:style-name="P43">guacharaca <text:s/>acordeon <text:s/>ron <text:s/>tiple</text:p>
      <text:p text:style-name="P15">“‘Este mundo durará por la duración de un sueño de jaguar’, dijeron los abuelos cuando tenían a quién contar, ‘El mundo anterior era un canto perfecto mientras este da vueltas y decepciona con sus manías de presente y ausente. <text:s/>No es posible saber qué pasó antes del principio, pero Sintána, recordarás’, acordaron los abuelos’”, (acordó Seynawiyekun), “‘salió a ver que había pasado antes del principio.</text:p>
      <text:p text:style-name="P15">“‘Recordarás que Sintána’, dijeron los abuelos a los hombres cuando ya tuvieron a quien contar (pero no era cierto. <text:s/>Solo se veía las arrugas del pellejo de la escápula de un jaguar que pasaba por un claro en la selva)’”, dijo Seynawiyekun, “‘quien era uno de los cuatro hijos de Gualcováng, salió a ver qué fue lo que pasó antes del principio, qué fue el hecatombe o qué, que había acabado con el mundo anterior.</text:p>
      <text:p text:style-name="P15">““Recordarás Sintána’, dijo Gualcovang a su hijo cuando este volvió’”, acordaron los abuelos a quien les escuchara””, (recordó Seynawiyekun), ““que después del principio saliste a ver que había pasado antes del principio….”” </text:p>
      <text:p text:style-name="P28"/>
      <text:p text:style-name="P41">Las copas de los árboles ponían <text:span text:style-name="T39">[coronaban]</text:span> al cielo como cacique que se pone corona de plumas.</text:p>
      <text:p text:style-name="P28"/>
      <text:p text:style-name="P33"><text:span text:style-name="T30">A</text:span><text:span text:style-name="T29">si es porque el pellejo del jaguar sobre su escapula se ve twitch, es para quitar la molestia del hombre que lo </text:span></text:p>
      <text:p text:style-name="P28"/>
      <text:p text:style-name="P28">* * *</text:p>
      <text:p text:style-name="P28"/>
      <text:p text:style-name="P24"><text:span text:style-name="T30">[</text:span><text:span text:style-name="T29">Etude: Seynawiyekun y los alu gena</text:span><text:span text:style-name="T30">]</text:span></text:p>
      <text:p text:style-name="P2"/>
      <text:p text:style-name="P20"><text:span text:style-name="T3">c</text:span><text:span text:style-name="T6"><text:tab/></text:span><text:span text:style-name="T13">Una vez terminada la magia todo buen mago busca un lugar idóneo donde ahogar sus libros.</text:span></text:p>
      <text:p text:style-name="P4">Dejó el baúl entre las casas. <text:s/>Los mamos rieronses no más cuando lo vieron allí.</text:p>
      <text:p text:style-name="P4">El señor salió de la misma manera en que había llegado—volviéndose un guacamayo y volando sobre el mar. <text:s/>En sus adivinaciones los mamos confirmaron después que era el escritor premiado nobel Miguel Angel Asturias que había muerto en esos días.</text:p>
      <text:p text:style-name="P4">De noche cogí los libros y los llevé al bosque. <text:s/>Los abrí. <text:s/>Estaban llenos de la luz de luna y las siluetas de palmeras sopladas por el viento.</text:p>
      <text:p text:style-name="P23"><text:soft-page-break/><text:span text:style-name="T13">“Los alu-gena”, decía el mamo en el borde del pueblo cuando me enseñó el camino para abajo, “Entre más plano se pone la tierra, más empinado los alu-gena. <text:s/>Eso es lo que tú no entendiste, </text:span><text:span text:style-name="T1">Seynawiyekun</text:span><text:span text:style-name="T13">”. <text:s/>En un lado del camino el mar, en el otro l</text:span><text:span text:style-name="T20">a</text:span><text:span text:style-name="T13">s </text:span><text:span text:style-name="T20">cocales</text:span><text:span text:style-name="T13">.</text:span></text:p>
      <text:p text:style-name="P23"><text:span text:style-name="T13">“La primera etapa del descenso,” me decía, enseñándome los alu-gena o niveles de descenso que antiguamente llamábanse</text:span><text:span text:style-name="T20">s</text:span><text:span text:style-name="T13"> alu-gena, “Aquí el jaguar no despierta espanto ni enreda con su pellejo de cifras. <text:s/>Pero ojo que después viene el segundo alu-gena. <text:s/>Puede haber papero </text:span><text:span text:style-name="T19">y</text:span><text:span text:style-name="T13"> yuquero. <text:s/>Allí también está el jaguar pero Naboa—ojo de jaguar, tercer nivel abajo, ¡malo!—así que te enredas con la prenda de cifras que lleva puesta como pellejo. <text:s/>No entiendes nada.</text:span></text:p>
      <text:p text:style-name="P23"><text:span text:style-name="T13">“Más adelante es peor aún. <text:s/>Ni siquiera un solo jaguar, un solo tucán, una sola rana venenosa sale a tu encuentro. <text:s/>Por eso sabes que ya estás en el tercer parte del descenso. </text:span><text:span text:style-name="T19">Puede haber</text:span><text:span text:style-name="T13"> </text:span><text:span text:style-name="T22">bananero, ganadero </text:span><text:span text:style-name="T13">guerrilla </text:span><text:span text:style-name="T19">y</text:span><text:span text:style-name="T13"> paraco. Es allí donde empiezan a pesar las cosas. <text:s/>Te pesan </text:span><text:span text:style-name="T19">y</text:span><text:span text:style-name="T13"> te dan pesar las cosas. <text:s/>Est</text:span><text:span text:style-name="T19">os</text:span><text:span text:style-name="T13"> </text:span><text:span text:style-name="T19">libros</text:span><text:span text:style-name="T13"> que llevas contigo, lleno de los artefactos del señor guacamayo, el laureado nobel ese—”</text:span></text:p>
      <text:p text:style-name="P23"><text:span text:style-name="T13">“Son </text:span><text:span text:style-name="T19">cuentos</text:span><text:span text:style-name="T13">,” dije.</text:span></text:p>
      <text:p text:style-name="P23"><text:span text:style-name="T13">“Esa </text:span><text:span text:style-name="T19">vaina</text:span><text:span text:style-name="T13">. <text:s/>Aquí lo traes y llevas como si fuera un bulto de plumas pero allí abajo sentirás su peso. <text:s/>Lo bajarás de tu hombro y no lo podrás volver a subir. <text:s/>Y allí quedará el baúl que nos trajo el señor ese guacamayo, lo hemos adivinado en nuestras adivinaciones, en ese tercer parte de los alu-gena.</text:span></text:p>
      <text:p text:style-name="P4">“<text:span text:style-name="T36">Esto es el tercero y ultimo </text:span><text:span text:style-name="T37">descenso</text:span><text:span text:style-name="T36">. Algunos paisanos cuentan de un lugar despues del final del alma que se llama</text:span> <text:span text:style-name="T40">Kakarayibuna o </text:span>B<text:span text:style-name="T36">aca</text:span>t<text:span text:style-name="T36">a, </text:span><text:span text:style-name="T37">que queda tan abajo en las laderas que</text:span><text:span text:style-name="T36"> no es posible volver a </text:span><text:span text:style-name="T37">subir desde alli</text:span><text:span text:style-name="T36">.</text:span>”</text:p>
      <text:p text:style-name="P29"/>
      <text:p text:style-name="P28">* * *</text:p>
      <text:p text:style-name="P28"/>
      <text:p text:style-name="P6"><text:span text:style-name="T30">[</text:span><text:span text:style-name="T29">Étude: Chimalmat</text:span><text:span text:style-name="T30">]</text:span></text:p>
      <text:p text:style-name="P30"/>
      <text:p text:style-name="P25"><text:span text:style-name="T3">d</text:span><text:span text:style-name="T6"><text:tab/></text:span><text:span text:style-name="T1">Seynawiyekun ya llegaba al pueblo ahuímal-dúe, donde iban los que habían muerto por <text:tab/>desangrar y desmembramiento, había atravesado ya los campos de nieve y llegaba a las casillas de la muerte que llamábanse antiguamente heiséi-chi kuíbuldu. </text:span><text:span text:style-name="T11">[y habia el zumbido de la avispa kuilinsa en el oido]</text:span><text:span text:style-name="T1"> <text:s/>En el sombrío de la casilla de la muerte le esperaba </text:span><text:span text:style-name="T12">Maku </text:span><text:span text:style-name="T1">Kasindúkua, jaguar transformador y abusador de poderes, habitante del tercer nivel de la noche (séinu-lang) debajo la tierra. Las montañas decían “¡mixa-mixa!” o sea ¡apúrate pues! pero no se escuchaba la voz de las montañas casi por la preguntadera de </text:span><text:span text:style-name="T10">Maku </text:span><text:span text:style-name="T1">Kasindúkua:</text:span></text:p>
      <text:p text:style-name="P34"><text:span text:style-name="T1">“¡Cuál es la historia de Orfeo! <text:s/></text:span><text:span text:style-name="T4">[</text:span><text:span text:style-name="T1">¿Por qué cogistes el bracecito de Orfeo del suelo? <text:s/>¡Sé que tu verdadero nombre no es ‘Seynawiyekun’! <text:s/>¿Por qué te llamastes así?</text:span><text:span text:style-name="T4">]</text:span><text:span text:style-name="T1"> <text:s/>¿Por qué te bajastes de tu pueblo? <text:s/>¿Por qué? <text:s/>¿Por qué? <text:s/>¡Por quéeeeeeeeeeee!”</text:span></text:p>
      <text:p text:style-name="P35"><text:span text:style-name="T1">“Trece los soles, trece los senderos, trece los colores</text:span><text:span text:style-name="T4">[</text:span><text:span text:style-name="T1">—todos negros</text:span><text:span text:style-name="T4">]</text:span><text:span text:style-name="T1">. Así que trece l</text:span><text:span text:style-name="T4">os municipios</text:span><text:span text:style-name="T1"> del corazón de </text:span><text:span text:style-name="T4">mi padre, todos oscuros</text:span><text:span text:style-name="T1"> </text:span><text:span text:style-name="T4">[</text:span><text:span text:style-name="T1">maestro almendro</text:span><text:span text:style-name="T4">]</text:span><text:span text:style-name="T1">. </text:span><text:span text:style-name="T13">Del cuál la décima tercera porción era </text:span><text:span text:style-name="T20">yo, </text:span><text:span text:style-name="T4">Seynawiyekun</text:span><text:span text:style-name="T13">. </text:span><text:span text:style-name="T20">Por las arrugas en la cara de mi madre amanecia en algunas veredas pero en otras no—esto gracias a las arrugas de cafetal y cocal.</text:span><text:span text:style-name="T13"> </text:span><text:span text:style-name="T20">No era cierto lo que decian los abuelos que el decimotercero sol era el ultimo. Ya comencia el decimocuarto amanecer, asi que el</text:span><text:span text:style-name="T13"> </text:span><text:span text:style-name="T20">surco anochecido se mareo con envidia. El surco anochecio en su amanecer y de la envida </text:span><text:span text:style-name="T13">robó esta </text:span><text:span text:style-name="T20">vereda</text:span><text:span text:style-name="T13"> </text:span><text:span text:style-name="T20">del corazon de mi padre cuando </text:span><text:span text:style-name="T13">no ponía cuidado. </text:span><text:span text:style-name="T20">No le servia la vereda robada, pero de mil maneras la intento hacerle servir.</text:span><text:span text:style-name="T13"> </text:span><text:span text:style-name="T20">Tomo forma humana y la</text:span><text:span text:style-name="T13"> llevó hasta la costa a venderlo a un esmeraldero desalmado, y e</text:span><text:span text:style-name="T20">ste</text:span><text:span text:style-name="T13"> </text:span><text:span text:style-name="T20">luego</text:span><text:span text:style-name="T13"> lo usó para comprar la esclava más bella de Cartagena. Cuando </text:span><text:span text:style-name="T20">mi padre</text:span><text:span text:style-name="T13"> se enteró, tomó forma humana </text:span><text:span text:style-name="T20">tambien </text:span><text:span text:style-name="T13">y caminó ha</text:span><text:span text:style-name="T20">cia</text:span><text:span text:style-name="T13"> la ciudad </text:span><text:span text:style-name="T20">hasta encontrar en el camino e</text:span><text:span text:style-name="T13">l esmeraldero </text:span><text:span text:style-name="T20">desalmado</text:span><text:span text:style-name="T13"> </text:span><text:span text:style-name="T20">que </text:span><text:span text:style-name="T13">ya se iba de regreso, y lo borró de la carretera. Así recuperó la décima tercera porción de su alma, </text:span><text:span text:style-name="T20">o sea yo,</text:span><text:span text:style-name="T13"> </text:span><text:span text:style-name="T20">aun</text:span><text:span text:style-name="T13">que ya era en la forma </text:span><text:span text:style-name="T20">transformada</text:span><text:span text:style-name="T13"> </text:span><text:span text:style-name="T20">de</text:span><text:span text:style-name="T13"> la esclava más bella del mercado de esclavos de Cartagena. Aun así la policía </text:span><text:span text:style-name="T20">nacional </text:span><text:span text:style-name="T13">lo</text:span><text:span text:style-name="T20">s</text:span><text:span text:style-name="T13"> </text:span><text:span text:style-name="T20">alcanzo en el municipio Carmen </text:span><text:soft-page-break/><text:span text:style-name="T20">de Bolivar,</text:span><text:span text:style-name="T13"> pues el esmeraldero desalmado tenía buenas conexiones en la</text:span><text:span text:style-name="T21">s</text:span><text:span text:style-name="T13"> alcaldía</text:span><text:span text:style-name="T20">s de la zona</text:span><text:span text:style-name="T13">. Mientras esperaban la horca en su celda </text:span><text:span text:style-name="T20">la esclava</text:span><text:span text:style-name="T13"> tomó la mano de </text:span><text:span text:style-name="T20">su padre</text:span><text:span text:style-name="T13"> y allí dibujo el tatuaje del barco y dijo </text:span><text:span text:style-name="T20">de </text:span><text:span text:style-name="T21">la </text:span><text:span text:style-name="T20">manera </text:span><text:span text:style-name="T21">mas </text:span><text:span text:style-name="T20">infantil </text:span><text:span text:style-name="T21">e inutil</text:span><text:span text:style-name="T13">: ‘te doy este barco porque quiero que estés tan libre como mi pensamiento. Súbete en ello y escapa…’. Cuando </text:span><text:span text:style-name="T20">llegaron </text:span><text:span text:style-name="T13">las policías </text:span><text:span text:style-name="T20">a</text:span><text:span text:style-name="T13"> llevarlos a la horca </text:span><text:span text:style-name="T20">solo encontraron las cocales y cafetales </text:span><text:span text:style-name="T22">[arbol de tamarinda que abria su copa de hojas como alas de saltamonte]</text:span><text:span text:style-name="T13">.”</text:span></text:p>
      <text:p text:style-name="P37">“Basta de barcos y parabolas!” gruno Kasindukua, batiendo el piso nevado de su casa con su pata, “!Basta de cifras!”</text:p>
      <text:p text:style-name="P4">“Así son los cuentos Kasindúkua. <text:s/>Uno dice una cosa y los antropólogos escriben otra. pero los cuentos son así: se vuelven cosas en si con su propio cuento para contar. <text:s/>El cuento de una cosa resulta ser el cuento de la cosa menos pensada.”</text:p>
      <text:p text:style-name="P15">Seynawiyekun armaba despliegues de discursos olonómicos, fractales, no fue posible llegar al final de su historia. <text:s/>Kasindúkua sacudió su inmensa cabeza felina y pegó el suelo de su casa con su pata levantando una nieve muy fina que mezclaba con el frío de la nieve y la luz dorada del sol del atardecer.</text:p>
      <text:p text:style-name="P36"><text:span text:style-name="T1">“¡</text:span><text:span text:style-name="T4">Puras vainas mamertas</text:span><text:span text:style-name="T1">!” gruñó el jaguar abusador de poderes, “</text:span><text:span text:style-name="T4">!</text:span><text:span text:style-name="T5">Y</text:span><text:span text:style-name="T4">a basta con sus mamertrarquias! </text:span><text:span text:style-name="T5">Se acabo la revoucion! !El 50.2% votaron por la guerra!”</text:span></text:p>
      <text:p text:style-name="P36"><text:span text:style-name="T5">“No. Fue </text:span><text:span text:style-name="T6">apenas</text:span><text:span text:style-name="T5"> el 18.8%.”</text:span></text:p>
      <text:p text:style-name="P36"><text:span text:style-name="T5">“!50.2%! O es que no sabes leer un titular de 150 metros por 50 metros </text:span><text:span text:style-name="T6">gritado desde</text:span><text:span text:style-name="T5"> </text:span><text:span text:style-name="T6">los cuatros faces de </text:span><text:span text:style-name="T5">la torre Colpatria!”</text:span></text:p>
      <text:p text:style-name="P38"><text:span text:style-name="T5">“</text:span><text:span text:style-name="T6">En un pais donde s</text:span><text:span text:style-name="T5">alieron a votar apenas un 37.4% de la poblacion votante elegible, </text:span><text:span text:style-name="T6">f</text:span><text:span text:style-name="T5">ue facil que una minoria </text:span><text:span text:style-name="T6">furibista</text:span><text:span text:style-name="T5"> de apenas 18.8% se apoderaron de la realidad. </text:span><text:span text:style-name="T6">Eran</text:span><text:span text:style-name="T5"> vainas del decimotercero sol. </text:span><text:span text:style-name="T6">Amanecia en algunas veredas mientras en otras no. Amanecia como amanece una brasa mediaapagada en el asadero despues de lunada de guacharaca y acordeon y ron y tiple y cerveza.</text:span><text:span text:style-name="T5">”</text:span></text:p>
      <text:p text:style-name="P38"><text:span text:style-name="T5">“!Basta de cifras! </text:span><text:span text:style-name="T1">¿Cuál es la historia de Orfeo? ¿Por qué bajastes de </text:span><text:span text:style-name="T6">Macahochucua</text:span><text:span text:style-name="T1">? <text:s/>¿Por qué? <text:s/>¿Por qué? ¡Por qué!”</text:span></text:p>
      <text:p text:style-name="P34"><text:span text:style-name="T1">“Nadie sobrevivió, Kasindúkua, de modo que no </text:span><text:span text:style-name="T4">quedo nadie </text:span><text:span text:style-name="T6">de quien contar ni</text:span><text:span text:style-name="T1"> </text:span><text:span text:style-name="T4">para </text:span><text:span text:style-name="T1">contar la historia de </text:span><text:span text:style-name="T6">nadie</text:span><text:span text:style-name="T1">.”</text:span></text:p>
      <text:p text:style-name="P34">“<text:span text:style-name="T36">Acaso no s</text:span><text:span text:style-name="T35">oy el alcalde de los</text:span><text:span text:style-name="T34"> no-sobrevivientes que cuentan? </text:span><text:span text:style-name="T35">Creeme que todos cuentan, tarde o temprano.</text:span>”</text:p>
      <text:p text:style-name="P34"><text:span text:style-name="T1">“He aquí los otros compañeros en la columna como son el Bresnev, el </text:span><text:span text:style-name="T6">Candelario</text:span><text:span text:style-name="T1">, el Guadalupe </text:span><text:span text:style-name="T4">50</text:span><text:span text:style-name="T1">—de ninguno se sabe el verdadero nombre.”</text:span></text:p>
      <text:p text:style-name="P15">“¡Orfeo! <text:s/>¡Cuál es la historia de Orfeo!”</text:p>
      <text:p text:style-name="P17">El reflejo del gruñón y golpe de la pata de Kasindúkua contra el suelo volvió a reflejarse. <text:s/>Ya no fue el reflejo sino un reflejo del reflejo del reflejo del reflejo….</text:p>
      <text:p text:style-name="P38">“<text:span text:style-name="T36">El mamo tenia mucha razon. </text:span><text:span text:style-name="T35">Cuando lleg</text:span><text:span text:style-name="T36">ue</text:span><text:span text:style-name="T35"> al tercero alu-gena mis libros se me pesa</text:span><text:span text:style-name="T36">ban</text:span><text:span text:style-name="T35"> mucho y me toco dejarlos alli. </text:span><text:span text:style-name="T5">Traté de subir a </text:span><text:span text:style-name="T6">Macahochucua </text:span><text:span text:style-name="T5">otra vez. <text:s/>Pero allí </text:span><text:span text:style-name="T6">en la subida el</text:span><text:span text:style-name="T5"> mamo tapándome el </text:span><text:span text:style-name="T6">sendero y</text:span><text:span text:style-name="T5"> </text:span><text:span text:style-name="T6">sonriendose</text:span><text:span text:style-name="T5"> me </text:span><text:span text:style-name="T6">senal</text:span><text:span text:style-name="T5">ó</text:span><text:span text:style-name="T6">se</text:span><text:span text:style-name="T5"> el sendero de arriba </text:span><text:span text:style-name="T6">que lleva a los picos de nieve y los campos de las casillas de muerte</text:span><text:span text:style-name="T5"> </text:span><text:span text:style-name="T6">en donde</text:span><text:span text:style-name="T5"> estoy parada ahora. </text:span><text:span text:style-name="T6">O sea </text:span><text:span text:style-name="T8">era verdad su advertencia. </text:span><text:span text:style-name="T9">Desde</text:span><text:span text:style-name="T8"> Bacata no </text:span><text:span text:style-name="T9">se </text:span><text:span text:style-name="T8">podia volver a subir</text:span><text:span text:style-name="T6">.</text:span>”</text:p>
      <text:p text:style-name="P38"><text:span text:style-name="T36">Alli tan arriba se marea uno de la altura. Desde abajo se le llega a los oidos tanto el oleaje del mar como el murmullo del rio, y no se sabe distinguirlos.</text:span><text:span text:style-name="T1"> </text:span><text:span text:style-name="T6">Alli tan arriba no se podia saber si era el oleaje del mar Caribe o el murmullo del rio Aracataca que le alcanzaba sus oidos.</text:span><text:span text:style-name="T1"> Kasindúkua soltó un gruñón y golpeó el </text:span><text:span text:style-name="T6">piso nevado</text:span><text:span text:style-name="T1"> de su casa, </text:span><text:span text:style-name="T6">levantando una neblina cristalina</text:span><text:span text:style-name="T1"> con su pata para tapar el sonido del mar que alcanzaban a escuchar </text:span><text:span text:style-name="T5">aun </text:span><text:span text:style-name="T1">allí </text:span><text:span text:style-name="T5">muy arriba</text:span><text:span text:style-name="T1"> en los campos de nieve.</text:span></text:p>
      <text:p text:style-name="P8"><text:span text:style-name="T36">Cuando vinieron por nosotros no habia sino cocal y tamarindo...Carmen de Bolivar Villa del Rosario-El Salado...</text:span>Jorge 40 <text:span text:style-name="T36">y los hombres del</text:span> Bloque Heroes de los Montes de Maria <text:span text:style-name="T36">y del</text:span> Bloque Catatumbo. <text:span text:style-name="T38">Hombres de piel de hojarasca. </text:span><text:span text:style-name="T41">Bloque Tayrona.</text:span></text:p>
      <text:p text:style-name="P16">“¿Por qué cogistes el bracito de Orfeo del suelo? <text:s/>¡Por qué dibujastes el barco en su mano!”</text:p>
      <text:p text:style-name="P39"><text:soft-page-break/><text:span text:style-name="T1">“Realmente fueron muchos los brazos y piernas en el suelo. <text:s/>Ya no se distinguía bien cuál era el brazo de quién. <text:s/>Realmente nos dejaron cojos, vueltos como los bultos de ñame. <text:s/>De entre los brazos y piernas de los compañeros se distinguía el bracito de Orfeo por lo chiquito que es. <text:s/></text:span><text:span text:style-name="T13">Entonces lo </text:span><text:span text:style-name="T1">cogí del suelo y tinturé mi dedo en su sangre y dibujé el barquito en el envés de la mano como lo hizo el maestro almendro a Chimalmat en el cuento que ahora te conté. <text:s/>El tronco de Orfeo sin brazos ni piernas me fijó en su mirada entonces, y</text:span><text:span text:style-name="T13"> susurré en su oído: ‘</text:span><text:span text:style-name="T17">quiero que seas tan libre como mi pensamiento, sube al barco y escapa…</text:span><text:span text:style-name="T13">’” <text:s/></text:span><text:span text:style-name="T1">La verdad yo no fui ilusa, yo sabía que no era de verdad que iba a subir al barco y escapar como en el cuento pero l</text:span><text:span text:style-name="T13">o hice de todos modos para que subiera al barco y escapara aunque no era cierto que pudiera escapar de verdad como en el cuento. <text:s/>Sin embargo dibujé el barquito en su mano para que pudiera subir en ello y escapar. </text:span><text:span text:style-name="T19">Asi es que uno escapa la tormenta.</text:span><text:span text:style-name="T13"> dijo </text:span><text:span text:style-name="T1">Seynawiyekun</text:span><text:span text:style-name="T13">, y no dijo más.</text:span></text:p>
      <text:p text:style-name="P22"><text:span text:style-name="T1">(</text:span><text:span text:style-name="T2">¡Mixa-mixa!</text:span><text:span text:style-name="T1"> se escuchaba en la lejanía)</text:span></text:p>
      <text:p text:style-name="P5"/>
      <text:p text:style-name="P22"><text:span text:style-name="T13">“Los cuentos empiezan después de terminar y no han empezado cuando ya están terminando. <text:s/>Los cuentos se cuentan con todas las caras, Kasindúkua. <text:s/>Tú que no eres antropólogo, Kasindúkua, debes entender eso. <text:s/>Muy abajo en los alu-gena se ve una cara, se ve una lengua contando una cosa. <text:s/>Dice que aquí es el comienzo del cuento, aquí su parte media y aquí su cola, su final.—Y tiene hasta la razón pero no es cierto. <text:s/>Son todas las caras, todas las lenguas que cuentan, y no se puede saber bien cuál de nosotros—Orfeo o yo—es el muerto, más no importa”, dijo </text:span><text:span text:style-name="T1">Seynawiyekun</text:span><text:span text:style-name="T13">, y no dijo más.</text:span></text:p>
      <text:p text:style-name="P5">Kasindúkua ya no estaba. <text:s/>Solo había el sol dorado del atardecer en los alfeizares de las casillas de la muerte. <text:span text:style-name="T1">Seynawiyekun</text:span> había vencido la preguntadera de Kasindúkua.</text:p>
      <text:p text:style-name="P22"><text:span text:style-name="T13">En las ventanas de la casilla de la muerte del jaguar abusador de poderes se notaba que la luz ya no era igual. <text:s/>Se notaba que el sol se ponía sobre los campos de nieve y se escuchaba—ya que </text:span><text:span text:style-name="T1">Seynawiyekun</text:span><text:span text:style-name="T13"> había vencido a la preguntadera de Kasindúkua—una voz que decía: </text:span><text:span text:style-name="T17">¡Mixa-mixa!</text:span><text:span text:style-name="T13"> que era la voz de las montañas.</text:span></text:p>
      <text:p text:style-name="P5">¡Mixa-mixa! dijeron las montañas, <text:span text:style-name="T28">o sea </text:span>apurándola.</text:p>
      <text:p text:style-name="P5">¡Mixa-mixa! <text:s/>¡Mixa-mixa! <text:s/>¡Mixa-mixa! <text:span text:style-name="T31">¡</text:span><text:span text:style-name="T32">Apurate pues!</text:span></text:p>
      <text:p text:style-name="P12"/>
      <text:p text:style-name="P7"/>
      <text:p text:style-name="P7"/>
      <text:p text:style-name="P7"/>
      <text:p text:style-name="P7"/>
      <text:p text:style-name="P7"/>
      <text:p text:style-name="P7"/>
      <text:p text:style-name="P7"/>
      <text:p text:style-name="P40"><text:span text:style-name="T7">[</text:span><text:span text:style-name="T13">“Pero </text:span><text:span text:style-name="T17">¡c-c-c-c-cómo así!</text:span><text:span text:style-name="T13">” gritó Kasindúkua. <text:s/>“¿No era que Orfeo sobrevivió, que huyó de la aniquilación?”</text:span></text:p>
      <text:p text:style-name="P11">“Así es, Kasindúkua.”</text:p>
      <text:p text:style-name="P11">“¿Que luego se encontraron en la 22 con Caracas?”</text:p>
      <text:p text:style-name="P11">“Así es, Kasindúkua.”</text:p>
      <text:p text:style-name="P11"><text:span text:style-name="T32">“¿Pero si los dos murieron en la aniquilación?”</text:span><text:span text:style-name="T33">]</text:span></text:p>
      <text:p text:style-name="P12"/>
      <text:p text:style-name="P5">¡Mixa-mixa! <text:s/>¡Mixa-mixa! <text:s/>¡Mixa-mixa! <text:s/>¡Mixa-mixa! dijeron las montañas, pues el sol se ponía sobre los campos de nieve y ya no se escuchaba otra cosa sino ¡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Mixa-mixa! <text:s/><text:soft-page-break/>¡Mixa-mixa! <text:s/>¡Mixa-mixa! <text:s/>¡Mixa-mixa! <text:s/>¡Mixa-mixa! <text:s/>¡Mixa-mixa! <text:s/>¡Mixa-mixa! <text:s/>¡Mixa-mixa! <text:s/>¡Mixa-mixa! <text:s/>¡Mixa-mixa! <text:s/>¡Mixa-mixa!</text:p>
      <text:p text:style-name="P14"/>
      <text:p text:style-name="P9"><text:span text:style-name="T36">[</text:span>“Orfeo y yo nos encontramos en la calle 22 con Caracas en Bogotá.”</text:p>
      <text:p text:style-name="P10"><text:tab/>“¿Entonces tú también terminastes en Bogotá?”</text:p>
      <text:p text:style-name="P9">“De otro modo no me hubiera encontrado con él. <text:s/>Tropezó con el baúl de libros en la selva.”</text:p>
      <text:p text:style-name="P9">“¿De qué huía?”<text:line-break/><text:tab/>“De la aniquilación de la columna.”</text:p>
      <text:p text:style-name="P18">“Así que ¡sobrevivió!”</text:p>
      <text:p text:style-name="P39"><text:span text:style-name="T1">“No, todos murieron.”</text:span><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07:44:29.507866410</meta:creation-date>
    <dc:date>2024-07-20T07:01:13.024706344</dc:date>
    <meta:editing-duration>PT5H49M52S</meta:editing-duration>
    <meta:editing-cycles>20</meta:editing-cycles>
    <meta:generator>LibreOffice/7.5.5.2$Linux_X86_64 LibreOffice_project/50$Build-2</meta:generator>
    <meta:document-statistic meta:table-count="0" meta:image-count="0" meta:object-count="0" meta:page-count="7" meta:paragraph-count="109" meta:word-count="3082" meta:character-count="17777" meta:non-whitespace-character-count="14572"/>
  </office:meta>
</office:document-meta>
</file>